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0417in" fo:margin-left="0in" table:align="left"/>
    </style:style>
    <style:style style:name="Table1.A" style:family="table-column">
      <style:table-column-properties style:column-width="1.9375in"/>
    </style:style>
    <style:style style:name="Table1.B" style:family="table-column">
      <style:table-column-properties style:column-width="1.875in"/>
    </style:style>
    <style:style style:name="Table1.C" style:family="table-column">
      <style:table-column-properties style:column-width="1.625in"/>
    </style:style>
    <style:style style:name="Table1.D" style:family="table-column">
      <style:table-column-properties style:column-width="1.6042in"/>
    </style:style>
    <style:style style:name="Table1.A1" style:family="table-cell">
      <style:table-cell-properties style:vertical-align="" fo:padding="0.0194in" fo:border="0.05pt solid #000000"/>
    </style:style>
    <style:style style:name="Table1.A5" style:family="table-cell">
      <style:table-cell-properties style:vertical-align="" fo:padding="0.0194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Table_20_Contents">
      <style:text-properties officeooo:paragraph-rsid="001b7205"/>
    </style:style>
    <style:style style:name="P3" style:family="paragraph" style:parent-style-name="Table_20_Contents">
      <style:text-properties officeooo:rsid="001b7205" officeooo:paragraph-rsid="001b7205"/>
    </style:style>
    <style:style style:name="P4" style:family="paragraph" style:parent-style-name="Table_20_Heading">
      <style:text-properties officeooo:rsid="001b7205" officeooo:paragraph-rsid="001b7205"/>
    </style:style>
    <style:style style:name="P5" style:family="paragraph" style:parent-style-name="Table_20_Contents">
      <style:text-properties officeooo:rsid="001b7205" officeooo:paragraph-rsid="001ebcb1"/>
    </style:style>
    <style:style style:name="P6" style:family="paragraph" style:parent-style-name="Table_20_Contents">
      <style:text-properties officeooo:rsid="001b7205" officeooo:paragraph-rsid="001fd0c7"/>
    </style:style>
    <style:style style:name="P7" style:family="paragraph" style:parent-style-name="Table_20_Contents">
      <style:text-properties officeooo:rsid="001b7205" officeooo:paragraph-rsid="00318710"/>
    </style:style>
    <style:style style:name="P8" style:family="paragraph" style:parent-style-name="Table_20_Contents">
      <style:text-properties officeooo:rsid="001c2620" officeooo:paragraph-rsid="001c2620"/>
    </style:style>
    <style:style style:name="P9" style:family="paragraph" style:parent-style-name="Table_20_Contents">
      <style:text-properties officeooo:paragraph-rsid="001ebcb1"/>
    </style:style>
    <style:style style:name="P10" style:family="paragraph" style:parent-style-name="Text_20_body">
      <style:paragraph-properties fo:text-align="center" style:justify-single-word="false"/>
      <style:text-properties officeooo:paragraph-rsid="00246b53"/>
    </style:style>
    <style:style style:name="P11" style:family="paragraph" style:parent-style-name="Table_20_Contents">
      <style:text-properties officeooo:paragraph-rsid="002697ab"/>
    </style:style>
    <style:style style:name="P12" style:family="paragraph" style:parent-style-name="Table_20_Contents">
      <style:text-properties officeooo:rsid="002da218" officeooo:paragraph-rsid="002f5eb3"/>
    </style:style>
    <style:style style:name="P13" style:family="paragraph" style:parent-style-name="Table_20_Contents">
      <style:text-properties officeooo:paragraph-rsid="001ef92c"/>
    </style:style>
    <style:style style:name="P14" style:family="paragraph" style:parent-style-name="Table_20_Contents">
      <style:text-properties officeooo:paragraph-rsid="00132996"/>
    </style:style>
    <style:style style:name="P15" style:family="paragraph" style:parent-style-name="Table_20_Contents">
      <style:text-properties officeooo:paragraph-rsid="002da218"/>
    </style:style>
    <style:style style:name="P16" style:family="paragraph" style:parent-style-name="Table_20_Contents">
      <style:text-properties officeooo:paragraph-rsid="002f2d42"/>
    </style:style>
    <style:style style:name="P17" style:family="paragraph" style:parent-style-name="Standard">
      <style:text-properties fo:font-weight="bold" officeooo:paragraph-rsid="0034f4e0" style:font-weight-asian="bold"/>
    </style:style>
    <style:style style:name="P18" style:family="paragraph" style:parent-style-name="Standard">
      <style:text-properties officeooo:paragraph-rsid="0034f4e0"/>
    </style:style>
    <style:style style:name="P19" style:family="paragraph" style:parent-style-name="Table_20_Contents">
      <style:text-properties officeooo:rsid="002da218" officeooo:paragraph-rsid="003744bf"/>
    </style:style>
    <style:style style:name="P20" style:family="paragraph" style:parent-style-name="Table_20_Contents">
      <style:text-properties officeooo:rsid="002da218" officeooo:paragraph-rsid="002f5eb3"/>
    </style:style>
    <style:style style:name="P21" style:family="paragraph" style:parent-style-name="Table_20_Contents">
      <style:text-properties officeooo:rsid="001b7205" officeooo:paragraph-rsid="00318710"/>
    </style:style>
    <style:style style:name="P22" style:family="paragraph" style:parent-style-name="Table_20_Contents">
      <style:text-properties officeooo:paragraph-rsid="002697ab"/>
    </style:style>
    <style:style style:name="P23" style:family="paragraph" style:parent-style-name="Table_20_Contents">
      <style:text-properties officeooo:paragraph-rsid="002f2d42"/>
    </style:style>
    <style:style style:name="P24" style:family="paragraph" style:parent-style-name="Table_20_Contents">
      <style:text-properties officeooo:rsid="001c2620" officeooo:paragraph-rsid="001c2620"/>
    </style:style>
    <style:style style:name="P25" style:family="paragraph" style:parent-style-name="Table_20_Contents">
      <style:text-properties officeooo:rsid="001c2620" officeooo:paragraph-rsid="0039ae05"/>
    </style:style>
    <style:style style:name="P26" style:family="paragraph" style:parent-style-name="Table_20_Contents">
      <style:text-properties officeooo:paragraph-rsid="0039fc67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officeooo:rsid="00246b53" style:font-size-asian="12pt" style:font-size-complex="12pt"/>
    </style:style>
    <style:style style:name="T4" style:family="text">
      <style:text-properties fo:font-size="12pt" officeooo:rsid="0034f4e0" style:font-size-asian="12pt" style:font-size-complex="12pt"/>
    </style:style>
    <style:style style:name="T5" style:family="text">
      <style:text-properties officeooo:rsid="00132996"/>
    </style:style>
    <style:style style:name="T6" style:family="text">
      <style:text-properties officeooo:rsid="001b7205"/>
    </style:style>
    <style:style style:name="T7" style:family="text">
      <style:text-properties officeooo:rsid="001c2620"/>
    </style:style>
    <style:style style:name="T8" style:family="text">
      <style:text-properties officeooo:rsid="001ebcb1"/>
    </style:style>
    <style:style style:name="T9" style:family="text">
      <style:text-properties officeooo:rsid="001ef92c"/>
    </style:style>
    <style:style style:name="T10" style:family="text">
      <style:text-properties officeooo:rsid="00246b53"/>
    </style:style>
    <style:style style:name="T11" style:family="text">
      <style:text-properties officeooo:rsid="002697ab"/>
    </style:style>
    <style:style style:name="T12" style:family="text">
      <style:text-properties fo:font-size="14pt" officeooo:rsid="001b7205" style:font-size-asian="14pt" style:font-size-complex="14pt"/>
    </style:style>
    <style:style style:name="T13" style:family="text">
      <style:text-properties fo:font-size="14pt" officeooo:rsid="00079aa8" style:font-size-asian="14pt" style:font-size-complex="14pt"/>
    </style:style>
    <style:style style:name="T14" style:family="text">
      <style:text-properties fo:font-size="14pt" officeooo:rsid="003233de" style:font-size-asian="14pt" style:font-size-complex="14pt"/>
    </style:style>
    <style:style style:name="T15" style:family="text">
      <style:text-properties fo:font-size="14pt" officeooo:rsid="0034f4e0" style:font-size-asian="14pt" style:font-size-complex="14pt"/>
    </style:style>
    <style:style style:name="T16" style:family="text">
      <style:text-properties officeooo:rsid="002bc143"/>
    </style:style>
    <style:style style:name="T17" style:family="text">
      <style:text-properties officeooo:rsid="002da218"/>
    </style:style>
    <style:style style:name="T18" style:family="text">
      <style:text-properties officeooo:rsid="002eefc2"/>
    </style:style>
    <style:style style:name="T19" style:family="text">
      <style:text-properties officeooo:rsid="002f2d42"/>
    </style:style>
    <style:style style:name="T20" style:family="text">
      <style:text-properties officeooo:rsid="002f5eb3"/>
    </style:style>
    <style:style style:name="T21" style:family="text">
      <style:text-properties officeooo:rsid="00318710"/>
    </style:style>
    <style:style style:name="T22" style:family="text">
      <style:text-properties officeooo:rsid="0036101a"/>
    </style:style>
    <style:style style:name="T23" style:family="text">
      <style:text-properties officeooo:rsid="003744bf"/>
    </style:style>
    <style:style style:name="T24" style:family="text">
      <style:text-properties officeooo:rsid="0038baf8"/>
    </style:style>
    <style:style style:name="T25" style:family="text">
      <style:text-properties officeooo:rsid="00396484"/>
    </style:style>
    <style:style style:name="T26" style:family="text">
      <style:text-properties officeooo:rsid="0039ae05"/>
    </style:style>
    <style:style style:name="T27" style:family="text">
      <style:text-properties officeooo:rsid="0039fc67"/>
    </style:style>
    <style:style style:name="T28" style:family="text">
      <style:text-properties officeooo:rsid="003bef76"/>
    </style:style>
    <style:style style:name="T29" style:family="text">
      <style:text-properties officeooo:rsid="003cca85"/>
    </style:style>
    <style:style style:name="T30" style:family="text">
      <style:text-properties officeooo:rsid="003ec0ee"/>
    </style:style>
    <style:style style:name="T31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18"><text:span text:style-name="T2">Docente:<text:tab/><text:tab/>Bruce D. Marron</text:span></text:p>
      <text:p text:style-name="P18"><text:span text:style-name="T2">Ciclo: <text:tab/><text:tab/><text:tab/>25-2</text:span></text:p>
      <text:p text:style-name="P18"><text:span text:style-name="T1">Materia: <text:tab/><text:tab/></text:span><text:span text:style-name="T2">Terminología Especializada en Económica y Mercados Bursátiles</text:span></text:p>
      <text:p text:style-name="P18"><text:span text:style-name="T2">Curso:<text:tab/><text:tab/><text:tab/>IT0524</text:span></text:p>
      <text:p text:style-name="P18"><text:span text:style-name="T1">Licenciatura: <text:tab/>I</text:span><text:span text:style-name="T2">nterpretación y Traduccíon</text:span></text:p>
      <text:p text:style-name="P18"><text:span text:style-name="T1">Horario:<text:tab/><text:tab/>Jueves 11:00 – 14:00</text:span></text:p>
      <text:p text:style-name="P17">Grupo:<text:tab/><text:tab/>5C</text:p>
      <text:p text:style-name="Standard"/>
      <text:p text:style-name="P10"><text:span text:style-name="Strong_20_Emphasis"><text:span text:style-name="T12">Exam 1</text:span></text:span><text:span text:style-name="Strong_20_Emphasis"><text:span text:style-name="T13"> </text:span></text:span><text:span text:style-name="Strong_20_Emphasis"><text:span text:style-name="T14">[Factor = </text:span></text:span><text:span text:style-name="Strong_20_Emphasis"><text:span text:style-name="T15">0.2381</text:span></text:span><text:span text:style-name="Strong_20_Emphasis"><text:span text:style-name="T14">]</text:span></text:span></text:p>
      <text:p text:style-name="P10"><text:span text:style-name="Strong_20_Emphasis"><text:span text:style-name="T3">Three (3) points awarded per subtask; subtasks evaluated on a scale of 0.0-1.0; </text:span></text:span><text:span text:style-name="Strong_20_Emphasis"><text:span text:style-name="T4">42</text:span></text:span><text:span text:style-name="Strong_20_Emphasis"><text:span text:style-name="T3"> pts available</text:span></text:span></text:p>
      <text:section text:style-name="Sect1" text:name="md-content-197282861">
        <text:section text:style-name="Sect1" text:name="md-content-214849905">
          <text:section text:style-name="Sect1" text:name="md-content-224920981"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column table:style-name="Table1.D"/>
              <table:table-header-rows>
                <table:table-row>
                  <table:table-cell table:style-name="Table1.A1" office:value-type="string">
                    <text:p text:style-name="Table_20_Heading"><text:bookmark text:name="criteria"/>Criteria<text:bookmark text:name="5_points_(excellent)"/></text:p>
                  </table:table-cell>
                  <table:table-cell table:style-name="Table1.A1" office:value-type="string">
                    <text:p text:style-name="P4"><text:bookmark text:name="4_points_(good)"/>Accuracy <text:span text:style-name="T10">(1 pt)</text:span></text:p>
                  </table:table-cell>
                  <table:table-cell table:style-name="Table1.A1" office:value-type="string">
                    <text:p text:style-name="P4"><text:bookmark text:name="3_points_(satisfactory)"/>Completeness <text:span text:style-name="T10">(1 pt)</text:span></text:p>
                  </table:table-cell>
                  <table:table-cell table:style-name="Table1.A1" office:value-type="string">
                    <text:p text:style-name="P4"><text:bookmark text:name="2_points_(needs_improvement)"/>Sufficiency <text:span text:style-name="T10">(1 pt)</text:span></text:p>
                  </table:table-cell>
                </table:table-row>
              </table:table-header-rows>
              <table:table-row>
                <table:table-cell table:style-name="Table1.A1" office:value-type="string">
                  <text:p text:style-name="P2"><text:span text:style-name="Strong_20_Emphasis"><text:span text:style-name="T6">Task 1:</text:span></text:span></text:p>
                  <text:p text:style-name="P2"><text:span text:style-name="Strong_20_Emphasis"><text:span text:style-name="T30">Econ. </text:span></text:span><text:span text:style-name="Strong_20_Emphasis"><text:span text:style-name="T6">History (3 pts)</text:span></text:span></text:p>
                  <text:p text:style-name="P2"><text:span text:style-name="Strong_20_Emphasis"><text:span text:style-name="T30">Econ. </text:span></text:span><text:span text:style-name="Strong_20_Emphasis"><text:span text:style-name="T6">Mexico (3 pts)</text:span></text:span></text:p>
                  <text:p text:style-name="P2"><text:span text:style-name="Strong_20_Emphasis"/></text:p>
                </table:table-cell>
                <table:table-cell table:style-name="Table1.A1" office:value-type="string">
                  <text:p text:style-name="P3"><text:span text:style-name="T7">Two </text:span><text:span text:style-name="T8">responses </text:span><text:span text:style-name="T7">are provided: </text:span><text:span text:style-name="T8">an account of </text:span><text:span text:style-name="T22">a the history of a </text:span><text:span text:style-name="T16">field </text:span><text:span text:style-name="T22">of economics </text:span>and <text:span text:style-name="T8">an account of the </text:span><text:span text:style-name="T16">field</text:span><text:span text:style-name="T8">’s </text:span>current state in Mexico</text:p>
                  <text:p text:style-name="P3"/>
                </table:table-cell>
                <table:table-cell table:style-name="Table1.A1" office:value-type="string">
                  <text:p text:style-name="P3"><text:span text:style-name="T7">Each of the two a</text:span>ccount<text:span text:style-name="T7">s</text:span> provide<text:span text:style-name="T7">s</text:span> complete information; <text:span text:style-name="T7">statements are complete, logical </text:span><text:span text:style-name="T21">and well-formed</text:span></text:p>
                  <text:p text:style-name="P3"/>
                  <text:p text:style-name="P3"/>
                  <text:p text:style-name="P3"/>
                </table:table-cell>
                <table:table-cell table:style-name="Table1.A1" office:value-type="string">
                  <text:p text:style-name="P8">Each of the two accounts provides a sufficient amount of information and detail</text:p>
                </table:table-cell>
              </table:table-row>
              <table:table-row>
                <table:table-cell table:style-name="Table1.A1" office:value-type="string">
                  <text:p text:style-name="P9"><text:span text:style-name="Strong_20_Emphasis"><text:span text:style-name="T8">Task 2:</text:span></text:span></text:p>
                  <text:p text:style-name="P9"><text:span text:style-name="Strong_20_Emphasis"><text:span text:style-name="T23">Economic Scarcity</text:span></text:span><text:span text:style-name="Strong_20_Emphasis"><text:span text:style-name="T8"> (3 pts)</text:span></text:span></text:p>
                  <text:p text:style-name="P9"><text:span text:style-name="Strong_20_Emphasis"><text:span text:style-name="T23">Oppor. Costs</text:span></text:span><text:span text:style-name="Strong_20_Emphasis"><text:span text:style-name="T8"> (3 pts</text:span></text:span><text:span text:style-name="Strong_20_Emphasis"><text:span text:style-name="T17">)</text:span></text:span></text:p>
                </table:table-cell>
                <table:table-cell table:style-name="Table1.A1" office:value-type="string">
                  <text:p text:style-name="P5"><text:span text:style-name="T7">Two <text:s/></text:span><text:span text:style-name="T8">responses </text:span><text:span text:style-name="T7">are provided: </text:span><text:span text:style-name="T8">a</text:span><text:span text:style-name="T23">n</text:span><text:span text:style-name="T17"> </text:span><text:span text:style-name="T8">account/</text:span><text:span text:style-name="T23">evaluation </text:span><text:span text:style-name="T8">of </text:span><text:span text:style-name="T23">scarcity </text:span><text:span text:style-name="T8">and a</text:span><text:span text:style-name="T17">n</text:span><text:span text:style-name="T8"> account/</text:span><text:span text:style-name="T17">evaluation</text:span><text:span text:style-name="T8"> of </text:span><text:span text:style-name="T23">opportunity cost</text:span><text:span text:style-name="T30">s</text:span></text:p>
                  <text:p text:style-name="P5"/>
                  <text:p text:style-name="P5"/>
                  <text:p text:style-name="P5"/>
                </table:table-cell>
                <table:table-cell table:style-name="Table1.A1" office:value-type="string">
                  <text:p text:style-name="P7"><text:span text:style-name="T7">Each of the two a</text:span>ccount<text:span text:style-name="T7">s</text:span> provide<text:span text:style-name="T7">s</text:span> complete information; <text:span text:style-name="T7">statements are complete, logical </text:span><text:span text:style-name="T21">and well-formed</text:span></text:p>
                  <text:p text:style-name="P7"/>
                  <text:p text:style-name="P7"/>
                  <text:p text:style-name="P7"/>
                </table:table-cell>
                <table:table-cell table:style-name="Table1.A1" office:value-type="string">
                  <text:p text:style-name="P8">Each of the two accounts provides a sufficient amount of information and detail</text:p>
                </table:table-cell>
              </table:table-row>
              <table:table-row>
                <table:table-cell table:style-name="Table1.A1" office:value-type="string">
                  <text:p text:style-name="P14"><text:span text:style-name="Strong_20_Emphasis"><text:span text:style-name="T5">T</text:span></text:span><text:span text:style-name="Strong_20_Emphasis"><text:span text:style-name="T9">ask 3:</text:span></text:span></text:p>
                  <text:p text:style-name="P13"><text:span text:style-name="Strong_20_Emphasis"><text:span text:style-name="T23">Economic Systems</text:span></text:span><text:span text:style-name="Strong_20_Emphasis"><text:span text:style-name="T9"> (3 pts)</text:span></text:span></text:p>
                  <text:p text:style-name="P15"><text:span text:style-name="Strong_20_Emphasis"><text:span text:style-name="T23">Econ. Constraint</text:span></text:span><text:span text:style-name="Strong_20_Emphasis"><text:span text:style-name="T17"> (3 pts)</text:span></text:span></text:p>
                </table:table-cell>
                <table:table-cell table:style-name="Table1.A1" office:value-type="string">
                  <text:p text:style-name="P6"><text:span text:style-name="T7">T</text:span><text:span text:style-name="T18">hree</text:span><text:span text:style-name="T7"> </text:span><text:span text:style-name="T8">responses </text:span><text:span text:style-name="T7">are provided: </text:span><text:span text:style-name="T8">a</text:span><text:span text:style-name="T18">n </text:span><text:span text:style-name="T8">account/</text:span><text:span text:style-name="T18">definition</text:span><text:span text:style-name="T8"> of </text:span><text:span text:style-name="T23">three economic </text:span><text:span text:style-name="T18">system</text:span><text:span text:style-name="T19">s </text:span><text:span text:style-name="T18">and an </text:span><text:span text:style-name="T8">account/</text:span><text:span text:style-name="T23">evaluation</text:span><text:span text:style-name="T8"> of </text:span><text:span text:style-name="T23">economic constraint under other economic systems</text:span></text:p>
                  <text:p text:style-name="P6"/>
                  <text:p text:style-name="P6"/>
                  <text:p text:style-name="P6"/>
                </table:table-cell>
                <table:table-cell table:style-name="Table1.A1" office:value-type="string">
                  <text:p text:style-name="P3"><text:span text:style-name="T7">Each of the </text:span><text:span text:style-name="T19">t</text:span><text:span text:style-name="T23">wo</text:span><text:span text:style-name="T7"> a</text:span>ccount<text:span text:style-name="T7">s</text:span> provide<text:span text:style-name="T7">s</text:span> complete information; <text:span text:style-name="T7">statements are complete, logical </text:span><text:span text:style-name="T21">and well-formed</text:span></text:p>
                  <text:p text:style-name="P3"/>
                  <text:p text:style-name="P3"/>
                  <text:p text:style-name="P3"/>
                  <text:p text:style-name="P3"/>
                  <text:p text:style-name="P3"/>
                  <text:p text:style-name="P3"/>
                  <text:p text:style-name="P3"/>
                </table:table-cell>
                <table:table-cell table:style-name="Table1.A1" office:value-type="string">
                  <text:p text:style-name="P8">Each of the t<text:span text:style-name="T23">wo</text:span> accounts provides a sufficient amount of information and detail</text:p>
                </table:table-cell>
              </table:table-row>
              <text:soft-page-break/>
              <table:table-row>
                <table:table-cell table:style-name="Table1.A5" office:value-type="string">
                  <text:p text:style-name="P11"><text:span text:style-name="Strong_20_Emphasis"><text:span text:style-name="T11">Task 4:</text:span></text:span></text:p>
                  <text:p text:style-name="P16"><text:span text:style-name="Strong_20_Emphasis"><text:span text:style-name="T23">Real Material Flow</text:span></text:span><text:span text:style-name="Strong_20_Emphasis"><text:span text:style-name="T19"> (3 pts)</text:span></text:span></text:p>
                  <text:p text:style-name="P16"><text:span text:style-name="Strong_20_Emphasis"><text:span text:style-name="T23">Monetary Flow</text:span></text:span><text:span text:style-name="Strong_20_Emphasis"><text:span text:style-name="T19"> (3 pts)</text:span></text:span></text:p>
                </table:table-cell>
                <table:table-cell table:style-name="Table1.A5" office:value-type="string">
                  <text:p text:style-name="P19"><text:span text:style-name="T7">T</text:span><text:span text:style-name="T23">wo </text:span><text:span text:style-name="T8">responses </text:span><text:span text:style-name="T7">are provided: </text:span><text:span text:style-name="T8">a</text:span><text:span text:style-name="T20">n </text:span><text:span text:style-name="T23">account/description of real material flows in the Standard Circular Flow Model; and <text:s/></text:span><text:span text:style-name="T8">a</text:span><text:span text:style-name="T20">n </text:span><text:span text:style-name="T23">account/description of monetary flows in the Standard Circular Flow Model</text:span></text:p>
                  <text:p text:style-name="P12"/>
                  <text:p text:style-name="P12"/>
                </table:table-cell>
                <table:table-cell table:style-name="Table1.A5" office:value-type="string">
                  <text:p text:style-name="P7"><text:span text:style-name="T7">Each of the </text:span><text:span text:style-name="T19">t</text:span><text:span text:style-name="T23">wo</text:span><text:span text:style-name="T7"> a</text:span>ccount<text:span text:style-name="T7">s</text:span> provide<text:span text:style-name="T7">s</text:span> complete information; <text:span text:style-name="T7">statements are complete, logical </text:span><text:span text:style-name="T21">and well-formed</text:span></text:p>
                </table:table-cell>
                <table:table-cell table:style-name="Table1.A5" office:value-type="string">
                  <text:p text:style-name="P8">Each of the t<text:span text:style-name="T24">wo</text:span> <text:span text:style-name="T29">accounts</text:span> provides a sufficient amount of <text:span text:style-name="T20">accurate</text:span> information and detail</text:p>
                </table:table-cell>
              </table:table-row>
              <table:table-row>
                <table:table-cell table:style-name="Table1.A1" office:value-type="string">
                  <text:p text:style-name="P11"><text:span text:style-name="Strong_20_Emphasis"><text:span text:style-name="T11">Task </text:span></text:span><text:span text:style-name="Strong_20_Emphasis"><text:span text:style-name="T24">5</text:span></text:span><text:span text:style-name="Strong_20_Emphasis"><text:span text:style-name="T11">:</text:span></text:span></text:p>
                  <text:p text:style-name="P16"><text:span text:style-name="Strong_20_Emphasis"><text:span text:style-name="T23">Material Flow</text:span></text:span><text:span text:style-name="Strong_20_Emphasis"><text:span text:style-name="T19"> (3 pts)</text:span></text:span></text:p>
                  <text:p text:style-name="P16"><text:span text:style-name="Strong_20_Emphasis"><text:span text:style-name="T24">Energy</text:span></text:span><text:span text:style-name="Strong_20_Emphasis"><text:span text:style-name="T23"> Flow</text:span></text:span><text:span text:style-name="Strong_20_Emphasis"><text:span text:style-name="T19"> (3 pts)</text:span></text:span></text:p>
                </table:table-cell>
                <table:table-cell table:style-name="Table1.A1" office:value-type="string">
                  <text:p text:style-name="P19"><text:span text:style-name="T7">T</text:span><text:span text:style-name="T23">wo </text:span><text:span text:style-name="T8">responses </text:span><text:span text:style-name="T7">are provided: </text:span><text:span text:style-name="T8">a</text:span><text:span text:style-name="T20">n </text:span><text:span text:style-name="T23">account/description of material flows in the </text:span><text:span text:style-name="T25">Broader</text:span><text:span text:style-name="T23"> Circular Flow Model; and <text:s/></text:span><text:span text:style-name="T8">a</text:span><text:span text:style-name="T20">n </text:span><text:span text:style-name="T23">account/description of </text:span><text:span text:style-name="T25">energy</text:span><text:span text:style-name="T23"> flows in the </text:span><text:span text:style-name="T25">Broader</text:span><text:span text:style-name="T23"> Circular Flow Model</text:span></text:p>
                  <text:p text:style-name="P12"/>
                  <text:p text:style-name="P12"/>
                </table:table-cell>
                <table:table-cell table:style-name="Table1.A1" office:value-type="string">
                  <text:p text:style-name="P7"><text:span text:style-name="T7">Each of the </text:span><text:span text:style-name="T19">t</text:span><text:span text:style-name="T23">wo</text:span><text:span text:style-name="T7"> a</text:span>ccount<text:span text:style-name="T7">s</text:span> provide<text:span text:style-name="T7">s</text:span> complete information; <text:span text:style-name="T7">statements are complete, logical </text:span><text:span text:style-name="T21">and well-formed</text:span></text:p>
                </table:table-cell>
                <table:table-cell table:style-name="Table1.A1" office:value-type="string">
                  <text:p text:style-name="P8">Each of the t<text:span text:style-name="T24">wo</text:span> <text:span text:style-name="T29">accounts </text:span>provides a sufficient amount of <text:span text:style-name="T20">accurate</text:span> information and detail</text:p>
                </table:table-cell>
              </table:table-row>
              <table:table-row>
                <table:table-cell table:style-name="Table1.A5" office:value-type="string">
                  <text:p text:style-name="P11"><text:span text:style-name="Strong_20_Emphasis"><text:span text:style-name="T11">Task </text:span></text:span><text:span text:style-name="Strong_20_Emphasis"><text:span text:style-name="T26">6</text:span></text:span><text:span text:style-name="Strong_20_Emphasis"><text:span text:style-name="T11">:</text:span></text:span></text:p>
                  <text:p text:style-name="P16"><text:span text:style-name="Strong_20_Emphasis"><text:span text:style-name="T26">Econ. vs</text:span></text:span><text:span text:style-name="Strong_20_Emphasis"><text:span text:style-name="T19"> </text:span></text:span><text:span text:style-name="Strong_20_Emphasis"><text:span text:style-name="T26">Existence </text:span></text:span><text:span text:style-name="Strong_20_Emphasis"><text:span text:style-name="T19">(3 pts)</text:span></text:span></text:p>
                  <text:p text:style-name="P16"><text:span text:style-name="Strong_20_Emphasis"/></text:p>
                </table:table-cell>
                <table:table-cell table:style-name="Table1.A5" office:value-type="string">
                  <text:p text:style-name="P19"><text:span text:style-name="T26">One</text:span><text:span text:style-name="T23"> </text:span><text:span text:style-name="T8">response </text:span><text:span text:style-name="T26">is </text:span><text:span text:style-name="T7">provided: </text:span><text:span text:style-name="T8">a</text:span><text:span text:style-name="T20">n </text:span><text:span text:style-name="T23">account/</text:span><text:span text:style-name="T26">evaluation</text:span><text:span text:style-name="T23"> </text:span><text:span text:style-name="T26">of the effect of consumption on the biosphere under neoclassical economics </text:span></text:p>
                  <text:p text:style-name="P12"/>
                  <text:p text:style-name="P12"/>
                </table:table-cell>
                <table:table-cell table:style-name="Table1.A5" office:value-type="string">
                  <text:p text:style-name="P7"><text:span text:style-name="T26">T</text:span><text:span text:style-name="T7">he </text:span><text:span text:style-name="T26">one</text:span><text:span text:style-name="T7"> a</text:span>ccount provide<text:span text:style-name="T7">s</text:span> complete information; <text:span text:style-name="T7">statements are complete, logical </text:span><text:span text:style-name="T21">and well-formed</text:span></text:p>
                </table:table-cell>
                <table:table-cell table:style-name="Table1.A5" office:value-type="string">
                  <text:p text:style-name="P25"><text:span text:style-name="T26">T</text:span>he <text:span text:style-name="T26">one</text:span> a<text:span text:style-name="T6">ccount</text:span> provides a sufficient amount of <text:span text:style-name="T20">accurate</text:span> information and detail</text:p>
                </table:table-cell>
              </table:table-row>
              <table:table-row>
                <table:table-cell table:style-name="Table1.A5" office:value-type="string">
                  <text:p text:style-name="P11"><text:span text:style-name="Strong_20_Emphasis"><text:span text:style-name="T11">Task </text:span></text:span><text:span text:style-name="Strong_20_Emphasis"><text:span text:style-name="T24">5</text:span></text:span><text:span text:style-name="Strong_20_Emphasis"><text:span text:style-name="T11">:</text:span></text:span></text:p>
                  <text:p text:style-name="P16"><text:span text:style-name="Strong_20_Emphasis"><text:span text:style-name="T27">Central Banks</text:span></text:span><text:span text:style-name="Strong_20_Emphasis"><text:span text:style-name="T19"> (3 pts)</text:span></text:span></text:p>
                  <text:p text:style-name="P16"><text:span text:style-name="Strong_20_Emphasis"><text:span text:style-name="T27">Bank </text:span></text:span><text:span text:style-name="Strong_20_Emphasis"><text:span text:style-name="T28">Charac.</text:span></text:span><text:span text:style-name="Strong_20_Emphasis"><text:span text:style-name="T27">s</text:span></text:span><text:span text:style-name="Strong_20_Emphasis"><text:span text:style-name="T19"> (3 pts)</text:span></text:span></text:p>
                  <text:p text:style-name="P26"><text:span text:style-name="Strong_20_Emphasis"><text:span text:style-name="T27">Banking Terrms (3 pts)</text:span></text:span></text:p>
                </table:table-cell>
                <table:table-cell table:style-name="Table1.A5" office:value-type="string">
                  <text:p text:style-name="P19"><text:span text:style-name="T7">T</text:span><text:span text:style-name="T28">hree</text:span><text:span text:style-name="T23"> </text:span><text:span text:style-name="T8">responses </text:span><text:span text:style-name="T7">are provided: </text:span><text:span text:style-name="T8">a</text:span><text:span text:style-name="T20">n </text:span><text:span text:style-name="T23">account/description of </text:span><text:span text:style-name="T28">the structure and fxns of the central banks in Mexico and the US; an account/description of banks and their fxns w/ a focus on types of banks in Mexico; and definitions/translations of six banking terms</text:span></text:p>
                  <text:p text:style-name="P12"/>
                </table:table-cell>
                <table:table-cell table:style-name="Table1.A5" office:value-type="string">
                  <text:p text:style-name="P7"><text:span text:style-name="T7">Each of the </text:span><text:span text:style-name="T19">t</text:span><text:span text:style-name="T28">hree </text:span><text:span text:style-name="T7">a</text:span>ccount<text:span text:style-name="T7">s</text:span> provide<text:span text:style-name="T7">s</text:span> complete information; <text:span text:style-name="T7">statements are complete, logical </text:span><text:span text:style-name="T21">and well-formed</text:span></text:p>
                </table:table-cell>
                <table:table-cell table:style-name="Table1.A5" office:value-type="string">
                  <text:p text:style-name="P8">Each of the t<text:span text:style-name="T28">hree accounts </text:span>provides a sufficient amount of <text:span text:style-name="T20">accurate</text:span> information and detail</text:p>
                </table:table-cell>
              </table:table-row>
            </table:table>
            <text:p text:style-name="Text_20_body"/>
          </text:section>
        </text:section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1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2-13T11:41:36.458155115</dc:date>
    <meta:editing-duration>PT3H12M50S</meta:editing-duration>
    <meta:editing-cycles>46</meta:editing-cycles>
    <meta:generator>LibreOffice/7.3.7.2$Linux_X86_64 LibreOffice_project/30$Build-2</meta:generator>
    <meta:document-statistic meta:table-count="1" meta:image-count="1" meta:object-count="0" meta:page-count="2" meta:paragraph-count="55" meta:word-count="491" meta:character-count="3204" meta:non-whitespace-character-count="2752"/>
  </office:meta>
</office:document-meta>
</file>